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11" table:default-cell-style-name="ce4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O3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O4];&quot;X&quot; )" office:value-type="float" office:value="6" calcext:value-type="float">
            <text:p>6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O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O6];&quot;X&quot; )"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O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8:.O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9:.O9];&quot;X&quot; )"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0:.O10];&quot;X&quot; )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1:.O11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2:.O12];&quot;X&quot; )" office:value-type="float" office:value="3" calcext:value-type="float">
            <text:p>3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3:.O13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4:.O14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5:.O15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6:.O16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7:.O17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8:.O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19:.O1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0:.O2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1:.O2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2:.O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3:.O23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4:.O24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5:.O25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6:.O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7:.O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8:.O2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29:.O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0:.O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1:.O31];&quot;X&quot; )"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2:.O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3:.O33];&quot;X&quot; 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4:.O3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5:.O3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6:.O3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7:.O3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8:.O3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39:.O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0:.O4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1:.O4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2:.O4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3:.O4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4:.O44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5:.O45];&quot;X&quot; )" office:value-type="float" office:value="3" calcext:value-type="float">
            <text:p>3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6:.O4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47:.O47];&quot;X&quot; )" office:value-type="float" office:value="5" calcext:value-type="float">
            <text:p>5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48:.O4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49:.O49];&quot;X&quot; )" office:value-type="float" office:value="4" calcext:value-type="float">
            <text:p>4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0:.O5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1:.O51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2:.O52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3:.O5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4:.O5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55:.O5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56:.O5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ll numeric types</text:p>
          </table:table-cell>
          <table:table-cell table:style-name="ce3" table:formula="of:=COUNTIF([.E57:.O57];&quot;X&quot; )" office:value-type="float" office:value="3" calcext:value-type="float">
            <text:p>3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58:.O58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59:.O5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0:.O60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61:.O6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62:.O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63:.O6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64:.O64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65:.O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66:.O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ll numeric types</text:p>
          </table:table-cell>
          <table:table-cell table:style-name="ce3" table:formula="of:=COUNTIF([.E67:.O67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8:.O68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9:.O6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70:.O70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71:.O7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72:.O7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73:.O73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74:.O74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75:.O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76:.O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77:.O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78:.O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79:.O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80:.O8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81:.O81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82:.O8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83:.O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Gbak on server</text:p>
          </table:table-cell>
          <table:table-cell table:style-name="ce3" table:formula="of:=COUNTIF([.E84:.O8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Error Handling</text:p>
          </table:table-cell>
          <table:table-cell table:style-name="ce3" table:formula="of:=COUNTIF([.E85:.O85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86:.O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87:.O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88:.O8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89:.O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90:.O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91:.O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92:.O9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9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93:.O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94:.O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09:05:51.336583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10-11T09:07:56.647801934</dc:date>
    <dc:creator>Tony Whyman</dc:creator>
    <meta:editing-duration>PT15H9M31S</meta:editing-duration>
    <meta:editing-cycles>19</meta:editing-cycles>
    <meta:generator>LibreOffice/4.2.8.2$Linux_X86_64 LibreOffice_project/420m0$Build-2</meta:generator>
    <meta:document-statistic meta:table-count="1" meta:cell-count="541" meta:object-count="0"/>
  </office:meta>
</office:document-meta>
</file>